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2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R Proj Sources</text:p>
      <text:p text:style-name="P1"><text:a xlink:type="simple" xlink:href="https://www.assetstore.unity3d.com/en/#!/content/2088" text:style-name="Internet_20_link" text:visited-style-name="Visited_20_Internet_20_Link"><text:span text:style-name="T1">https://www.assetstore.unity3d.com/en/#!/content/2088</text:span></text:a></text:p>
      <text:p text:style-name="P1"><text:a xlink:type="simple" xlink:href="https://github.com/JuppOtto/Google-Cardboard/" text:style-name="Internet_20_link" text:visited-style-name="Visited_20_Internet_20_Link"><text:span text:style-name="T1">https://github.com/JuppOtto/Google-Cardboard/</text:span></text:a></text:p>
      <text:p text:style-name="P1"><text:a xlink:type="simple" xlink:href="https://www.assetstore.unity3d.com/en/#!/content/25255" text:style-name="Internet_20_link" text:visited-style-name="Visited_20_Internet_20_Link"><text:span text:style-name="T1">https://www.assetstore.unity3d.com/en/#!/content/25255</text:span></text:a></text:p>
      <text:p text:style-name="P1"><text:a xlink:type="simple" xlink:href="https://www.assetstore.unity3d.com/en/#!/content/6411" text:style-name="Internet_20_link" text:visited-style-name="Visited_20_Internet_20_Link"><text:span text:style-name="T1">https://www.assetstore.unity3d.com/en/#!/content/6411</text:span></text:a></text:p>
      <text:p text:style-name="P1"><text:a xlink:type="simple" xlink:href="https://www.assetstore.unity3d.com/en/#!/content/44185" text:style-name="Internet_20_link" text:visited-style-name="Visited_20_Internet_20_Link"><text:span text:style-name="T2">https://www.assetstore.unity3d.com/en/#!/content/44185</text:span></text:a></text:p>
      <text:p text:style-name="P1"><text:a xlink:type="simple" xlink:href="http://www.memecenter.com/fun/4261085/was-watching-the-maze-runner-when-i-suddenly-realised" text:style-name="Internet_20_link" text:visited-style-name="Visited_20_Internet_20_Link"><text:span text:style-name="T2">http://www.memecenter.com/fun/4261085/was-watching-the-maze-runner-when-i-suddenly-realised</text:span></text:a></text:p>
      <text:p text:style-name="P1"><text:a xlink:type="simple" xlink:href="https://c1.staticflickr.com/3/2507/4061959450_ddb0aaab38.jpg" text:style-name="Internet_20_link" text:visited-style-name="Visited_20_Internet_20_Link"><text:span text:style-name="T2">https://c1.staticflickr.com/3/2507/4061959450_ddb0aaab38.jpg</text:span></text:a></text:p>
      <text:p text:style-name="P1"><text:a xlink:type="simple" xlink:href="http://screencrush.com/442/files/2015/10/star-wars-posters-pic.jpg?w=1600&amp;cdnnode=1" text:style-name="Internet_20_link" text:visited-style-name="Visited_20_Internet_20_Link"><text:span text:style-name="T2">http://screencrush.com/442/files/2015/10/star-wars-posters-pic.jpg?w=1600&amp;cdnnode=1</text:span></text:a></text:p>
      <text:p text:style-name="P1"><text:a xlink:type="simple" xlink:href="https://s-media-cache-ak0.pinimg.com/736x/23/28/5d/23285d1d6022cc91ea58719c62ee650c.jpg" text:style-name="Internet_20_link" text:visited-style-name="Visited_20_Internet_20_Link"><text:span text:style-name="T2">https://s-media-cache-ak0.pinimg.com/736x/23/28/5d/23285d1d6022cc91ea58719c62ee650c.jpg</text:span></text:a></text:p>
      <text:p text:style-name="P1"><text:a xlink:type="simple" xlink:href="http://screenrant.com/wp-content/uploads/Darth-Vader-voiced-by-Arnold-Schwarzenegger.jpg" text:style-name="Internet_20_link" text:visited-style-name="Visited_20_Internet_20_Link"><text:span text:style-name="T2">http://screenrant.com/wp-content/uploads/Darth-Vader-voiced-by-Arnold-Schwarzenegger.jpg</text:span></text:a></text:p>
      <text:p text:style-name="P1"><text:a xlink:type="simple" xlink:href="http://cdn.funzypics.com//Thumbnails/3/19340-Keep-Calm-And-Use-The-Force---Luke.jpg" text:style-name="Internet_20_link" text:visited-style-name="Visited_20_Internet_20_Link"><text:span text:style-name="T2">http://cdn.funzypics.com//Thumbnails/3/19340-Keep-Calm-And-Use-The-Force---Luke.jpg</text:span></text:a></text:p>
      <text:p text:style-name="P1"><text:a xlink:type="simple" xlink:href="http://weknowmemes.com/wp-content/uploads/2013/10/jaden-smith-tweets-15.jpg" text:style-name="Internet_20_link" text:visited-style-name="Visited_20_Internet_20_Link"><text:span text:style-name="T2">http://weknowmemes.com/wp-content/uploads/2013/10/jaden-smith-tweets-15.jpg</text:span></text:a></text:p>
      <text:p text:style-name="P1"><text:a xlink:type="simple" xlink:href="http://memesvault.com/wp-content/uploads/Lol-Meme-01.jpg" text:style-name="Internet_20_link" text:visited-style-name="Visited_20_Internet_20_Link"><text:span text:style-name="T2">http://memesvault.com/wp-content/uploads/Lol-Meme-01.jpg</text:span></text:a></text:p>
      <text:p text:style-name="P1"><text:a xlink:type="simple" xlink:href="http://hacktext.com/seo201/lib/imgs/darth-vader-force-choke.jpg" text:style-name="Internet_20_link" text:visited-style-name="Visited_20_Internet_20_Link"><text:span text:style-name="T2">http://hacktext.com/seo201/lib/imgs/darth-vader-force-choke.jpg</text:span></text:a></text:p>
      <text:p text:style-name="P1"><text:a xlink:type="simple" xlink:href="https://www.assetstore.unity3d.com/en/#!/content/33469" text:style-name="Internet_20_link" text:visited-style-name="Visited_20_Internet_20_Link"><text:span text:style-name="T2">https://www.assetstore.unity3d.com/en/#!/content/33469</text:span></text:a></text:p>
      <text:p text:style-name="P1"><text:a xlink:type="simple" xlink:href="http://9gag.com/gag/aQ8eD52" text:style-name="Internet_20_link" text:visited-style-name="Visited_20_Internet_20_Link"><text:span text:style-name="T2">http://9gag.com/gag/aQ8eD52</text:span></text:a></text:p>
      <text:p text:style-name="P1"><text:a xlink:type="simple" xlink:href="http://9gag.com/gag/arK56oB" text:style-name="Internet_20_link" text:visited-style-name="Visited_20_Internet_20_Link"><text:span text:style-name="T2">http://9gag.com/gag/arK56oB</text:span></text:a></text:p>
      <text:p text:style-name="P1"><text:a xlink:type="simple" xlink:href="http://9gag.com/gag/a2m4wXw" text:style-name="Internet_20_link" text:visited-style-name="Visited_20_Internet_20_Link"><text:span text:style-name="T2">http://9gag.com/gag/a2m4wXw</text:span></text:a></text:p>
      <text:p text:style-name="P1"><text:a xlink:type="simple" xlink:href="http://9gag.com/gag/avP7xrE" text:style-name="Internet_20_link" text:visited-style-name="Visited_20_Internet_20_Link"><text:span text:style-name="T2">http://9gag.com/gag/avP7xrE</text:span></text:a></text:p>
      <text:p text:style-name="P3"><text:a xlink:type="simple" xlink:href="https://github.com/JuppOtto/Google-Cardboard" text:style-name="Internet_20_link" text:visited-style-name="Visited_20_Internet_20_Link">https://github.com/JuppOtto/Google-Cardboard</text:a></text:p>
      <text:p text:style-name="P3"><text:a xlink:type="simple" xlink:href="https://www.assetstore.unity3d.com/en/#!/content/38694" text:style-name="Internet_20_link" text:visited-style-name="Visited_20_Internet_20_Link">https://www.assetstore.unity3d.com/en/#!/content/38694</text:a></text:p>
      <text:p text:style-name="P3"><text:a xlink:type="simple" xlink:href="https://www.assetstore.unity3d.com/en/#!/content/21813" text:style-name="Internet_20_link" text:visited-style-name="Visited_20_Internet_20_Link">https://www.assetstore.unity3d.com/en/#!/content/21813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1-26T12:30:51.85</dc:date>
    <dc:creator>Fai </dc:creator>
    <meta:editing-duration>PT1H24M4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23" meta:word-count="26" meta:character-count="1274"/>
  </office:meta>
</office:document-meta>
</file>